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ackage java_labcodes;</text:p>
      <text:p text:style-name="Normal">import java.util.Scanner;</text:p>
      <text:p text:style-name="Normal"/>
      <text:p text:style-name="Normal">class Array1D {</text:p>
      <text:p text:style-name="Normal">int len;</text:p>
      <text:p text:style-name="Normal">int[] array;</text:p>
      <text:p text:style-name="Normal">Scanner sc = new Scanner(System.in);</text:p>
      <text:p text:style-name="Normal">Array1D(int length) {</text:p>
      <text:p text:style-name="Normal">this.len = length;</text:p>
      <text:p text:style-name="Normal">array = new int[len];</text:p>
      <text:p text:style-name="Normal">}</text:p>
      <text:p text:style-name="Normal">void getdata() {</text:p>
      <text:p text:style-name="Normal">for (int i=0;i&lt;len;i++) {</text:p>
      <text:p text:style-name="Normal">array[i]=sc.nextInt();</text:p>
      <text:p text:style-name="Normal">}</text:p>
      <text:p text:style-name="Normal">}</text:p>
      <text:p text:style-name="Normal">void printdata() {</text:p>
      <text:p text:style-name="Normal">for (int num : array) {</text:p>
      <text:p text:style-name="Normal">System.out.print(num);</text:p>
      <text:p text:style-name="Normal">}</text:p>
      <text:p text:style-name="Normal">System.out.println();</text:p>
      <text:p text:style-name="Normal">}</text:p>
      <text:p text:style-name="Normal">}</text:p>
      <text:p text:style-name="Normal">class Array2D extends Array1D {</text:p>
      <text:p text:style-name="Normal">Array1D[] array;</text:p>
      <text:p text:style-name="Normal">int rows,columns;</text:p>
      <text:p text:style-name="Normal">Array2D(int rows, int columns) {</text:p>
      <text:p text:style-name="Normal">super(rows);</text:p>
      <text:p text:style-name="Normal">this.columns = columns;</text:p>
      <text:p text:style-name="Normal">array = new Array1D[rows];</text:p>
      <text:p text:style-name="Normal">for (int i=0;i&lt;rows;i++)</text:p>
      <text:p text:style-name="Normal">array[i]=new Array1D(columns);</text:p>
      <text:p text:style-name="Normal">}</text:p>
      <text:p text:style-name="Normal">void getdata() {</text:p>
      <text:p text:style-name="Normal">for (Array1D num : array)</text:p>
      <text:p text:style-name="Normal">num.getdata();</text:p>
      <text:p text:style-name="Normal">}</text:p>
      <text:p text:style-name="Normal">void printdata() {</text:p>
      <text:p text:style-name="Normal">for (Array1D num : array)</text:p>
      <text:p text:style-name="Normal">num.printdata();</text:p>
      <text:p text:style-name="Normal">}</text:p>
      <text:p text:style-name="Normal">}</text:p>
      <text:p text:style-name="Normal">class Array3D extends Array2D {</text:p>
      <text:p text:style-name="Normal">Array2D[] array;</text:p>
      <text:p text:style-name="Normal">int lev, r, c;</text:p>
      <text:p text:style-name="Normal">Array3D(int n, int r, int c) {</text:p>
      <text:p text:style-name="Normal">super(n, r);</text:p>
      <text:p text:style-name="Normal">this.c = c;</text:p>
      <text:p text:style-name="Normal">array = new Array2D[n];</text:p>
      <text:p text:style-name="Normal">for (int i = 0; i &lt; n; i++)</text:p>
      <text:p text:style-name="Normal">array[i] = new Array2D(r, c);</text:p>
      <text:p text:style-name="Normal">}</text:p>
      <text:p text:style-name="Normal">void getdata() {</text:p>
      <text:p text:style-name="Normal">for (Array2D num : array)</text:p>
      <text:p text:style-name="Normal">num.getdata();</text:p>
      <text:p text:style-name="Normal">}</text:p>
      <text:p text:style-name="Normal">void printdata() {</text:p>
      <text:p text:style-name="Normal">for (Array2D num : array)</text:p>
      <text:p text:style-name="Normal">num.printdata();</text:p>
      <text:p text:style-name="Normal">}</text:p>
      <text:p text:style-name="Normal">}</text:p>
      <text:p text:style-name="Normal">class Arrays{</text:p>
      <text:p text:style-name="Normal">public static void main(String args[]) {</text:p>
      <text:p text:style-name="Normal">Scanner sc = new Scanner(System.in);</text:p>
      <text:p text:style-name="Normal">Array1D a1 = new Array1D(3);</text:p>
      <text:p text:style-name="Normal">System.out.println("enter 3 elements for 1d array:");</text:p>
      <text:p text:style-name="Normal">a1.getdata();</text:p>
      <text:p text:style-name="Normal">System.out.println("1d array elements are");</text:p>
      <text:p text:style-name="Normal">a1.printdata();</text:p>
      <text:p text:style-name="Normal">Array2D a2 = new Array2D(3, 3);</text:p>
      <text:p text:style-name="Normal">System.out.println("enter 9 elements for 2d array:");</text:p>
      <text:p text:style-name="Normal">a2.getdata();</text:p>
      <text:p text:style-name="Normal">System.out.println("2d array elements are");</text:p>
      <text:p text:style-name="Normal">a2.printdata();</text:p>
      <text:p text:style-name="Normal">Array3D a3 = new Array3D(2, 2, 3);</text:p>
      <text:p text:style-name="Normal">System.out.println("enter 12 elements for 3d array");</text:p>
      <text:p text:style-name="Normal">a3.getdata();</text:p>
      <text:p text:style-name="Normal">System.out.println("3d array elements are");</text:p>
      <text:p text:style-name="Normal">a3.printdata();</text:p>
      <text:p text:style-name="Normal"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dandi chandra mohan</meta:initial-creator>
    <dc:creator>Addandi chandra mohan</dc:creator>
    <meta:creation-date>2023-08-06T16:36:00Z</meta:creation-date>
    <dc:date>2023-08-06T16:36:00Z</dc:date>
    <meta:template xlink:href="Normal" xlink:type="simple"/>
    <meta:editing-cycles>2</meta:editing-cycles>
    <meta:editing-duration>PT0S</meta:editing-duration>
    <meta:document-statistic meta:page-count="1" meta:paragraph-count="3" meta:word-count="240" meta:character-count="1608" meta:row-count="11" meta:non-whitespace-character-count="1371"/>
  </office:meta>
</office:document-meta>
</file>